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13.5pt" fo:margin-bottom="9pt"/>
    </style:style>
    <style:style style:name="c4" style:family="text">
      <style:text-properties fo:font-weight="bold" fo:font-family="Sans"/>
    </style:style>
    <style:style style:name="p5" style:family="paragraph">
      <style:paragraph-properties fo:margin-top="12pt" fo:margin-bottom="9pt"/>
    </style:style>
    <style:style style:name="c6" style:family="text">
      <style:text-properties fo:font-weight="bold" fo:font-family="Sans"/>
    </style:style>
    <style:style style:name="p7" style:family="paragraph">
      <style:paragraph-properties fo:margin-top="10.5pt" fo:margin-bottom="9pt"/>
    </style:style>
    <style:style style:name="c8" style:family="text">
      <style:text-properties fo:font-weight="bold" fo:font-family="Sans"/>
    </style:style>
    <style:style style:name="p9" style:family="paragraph">
      <style:paragraph-properties fo:margin-top="9pt" fo:margin-bottom="9pt"/>
    </style:style>
    <text:list-style style:name="L10">
      <text:list-level-style-bullet text:bullet-char="●" text:level="1">
        <style:list-level-properties fo:text-align="start" text:space-before="8mm"/>
      </text:list-level-style-bullet>
    </text:list-style>
    <style:style style:name="p13" style:family="paragraph">
      <style:paragraph-properties fo:margin-top="9pt" fo:margin-bottom="9pt"/>
    </style:style>
    <style:style style:name="p14" style:family="paragraph">
      <style:paragraph-properties fo:margin-top="9pt" fo:margin-bottom="9pt" fo:margin-left="30.75pt" fo:margin-right="30pt"/>
    </style:style>
    <style:style style:name="p15" style:family="paragraph">
      <style:paragraph-properties fo:margin-top="9pt" fo:margin-bottom="9pt" fo:margin-left="0.75pt"/>
    </style:style>
    <style:style style:name="c16" style:family="text">
      <style:text-properties fo:font-weight="bold" fo:font-family="Sans"/>
    </style:style>
    <text:list-style style:name="L17">
      <text:list-level-style-bullet text:bullet-char="○" text:level="2">
        <style:list-level-properties fo:text-align="start" text:space-before="16mm"/>
      </text:list-level-style-bullet>
    </text:list-style>
    <style:style style:name="p18" style:family="paragraph">
      <style:paragraph-properties/>
    </style:style>
    <style:style style:name="p21" style:family="paragraph">
      <style:paragraph-properties fo:margin-top="9pt" fo:margin-bottom="9pt"/>
    </style:style>
    <style:style style:name="c22" style:family="text">
      <style:text-properties fo:font-family="Courier New,courier"/>
    </style:style>
    <style:style style:name="p25" style:family="paragraph">
      <style:paragraph-properties fo:margin-top="9pt" fo:margin-bottom="9pt"/>
    </style:style>
    <style:style style:name="p27" style:family="paragraph">
      <style:paragraph-properties fo:margin-top="9pt" fo:margin-bottom="9pt"/>
    </style:style>
    <style:style style:name="c28" style:family="text">
      <style:text-properties fo:font-weight="bold" fo:font-family="Sans"/>
    </style:style>
  </office:automatic-styles>
  <office:body>
    <office:text>
      <text:p text:style-name="p3"><text:span text:style-name="c4">Usurvey Support Guide</text:span></text:p>
      <text:p text:style-name="p5"><text:span text:style-name="c6">Fresh Setup</text:span></text:p>
      <text:p text:style-name="p7"><text:span text:style-name="c8">Initial Load data</text:span></text:p>
      <text:p text:style-name="p9"><text:span text:style-name="c0">For fresh installation, following two commands should be ran to load initial data. </text:span></text:p>
      <text:p text:style-name="p9"><text:span text:style-name="c0">One is for initial location data, the other is for the custom permissions and other system data </text:span></text:p>
      <text:list text:style-name="L10">
        <text:list-item>
          <text:p text:style-name="p13"><text:span text:style-name="c0">To load location data run the following command</text:span></text:p>
        </text:list-item>
      </text:list>
      <text:p text:style-name="p14"><text:span text:style-name="c0">python manage.py import_location [LOCATION_FILE_CSV]</text:span></text:p>
      <text:p text:style-name="p15"><text:span text:style-name="c0">The first line of the csv file shall be taken as file header. </text:span></text:p>
      <text:p text:style-name="p15"><text:span text:style-name="c0">The file header is expected to contain names as per the Administrative division of the current country in a comma separated format. The last entry of the header can contain EAName<text:line-break/>Eg. For Uganda, example headers can be </text:span><text:span text:style-name="c16">Country,DistrictName,CountyName,SubCountyName,ParishName,VillageName,EAName</text:span><text:span text:style-name="c0"> </text:span></text:p>
      <text:p text:style-name="p15"><text:span text:style-name="c0">Eg. For Nigeria, example headers can be </text:span><text:span text:style-name="c16">Country,State,Local Government Area,EAName</text:span><text:span text:style-name="c0"> </text:span></text:p>
      <text:p text:style-name="p15"><text:span text:style-name="c0">The file header is used to create Administrative structure within the system. Subsequent lines of the file used to create locations data associated with the Administrative area.</text:span></text:p>
      <text:list>
        <text:list-item>
          <text:list text:style-name="L17">
            <text:list-item>
              <text:p text:style-name="p18"><text:span text:style-name="c0">Tab to create futher Administrative Areas has been disabled from UI. This is to be part of Initial setup</text:span></text:p>
            </text:list-item>
            <text:list-item>
              <text:p text:style-name="p18"><text:span text:style-name="c0">More locations can be loaded by running the above script</text:span></text:p>
            </text:list-item>
            <text:list-item>
              <text:p text:style-name="p18"><text:span text:style-name="c0">To create/Modify Enumeration areas, use the Enumeration Area Tab on UI</text:span></text:p>
            </text:list-item>
          </text:list>
        </text:list-item>
      </text:list>
      <text:list text:style-name="L10">
        <text:list-item>
          <text:p text:style-name="p21"><text:span text:style-name="c0">To load other system data run the following command</text:span></text:p>
        </text:list-item>
      </text:list>
      <text:p text:style-name="p14"><text:span text:style-name="c0">python manage.py load_parameters</text:span></text:p>
      <text:p text:style-name="p9"><text:span text:style-name="c0">This loads the custom permission and configurations for ODK and USSD access</text:span></text:p>
      <text:p text:style-name="p7"><text:span text:style-name="c8">Setting up Shape file</text:span></text:p>
      <text:p text:style-name="p9"><text:span text:style-name="c0">To enable uSurvey capture survey data in country map, A few settings needs to be made on the </text:span><text:span text:style-name="c22">mics/settings.py</text:span><text:span text:style-name="c0"> file.</text:span></text:p>
      <text:p text:style-name="p9"><text:span text:style-name="c0">uSurvey must be made aware of the shape file to use. The shape file is expected to contain json data. </text:span></text:p>
      <text:p text:style-name="p9"><text:span text:style-name="c0">Sample data is given below:<text:line-break/></text:span><text:span text:style-name="c22">{ "type": "FeatureCollection", "crs": { "type": "name", "properties": { "name": "urn:ogc:def:crs:OGC:1.3:CRS84" } }, "features": [ { "type": "Feature", "properties": { "D_06_ID": 1.0, "DNAME_2006": "KALANGALA", "AREA": 7745049286.718000411987305, "PERIMETER": 360086.68, "HECTARES": 774504.929, "SUBREGION": "CENTRAL 1", "UNICEF": "Kampala Office", "Reg_2011": "BUGANDA" }, "geometry": { "type": "Polygon", "coordinates": [ [ [ 32.752554625197888, -0.149071180159047 ], [ 32.750256065472698, -0.997321195816234 ], [ 31.999165348402585, -0.997177585925673 ], [ 31.999929505377516, -0.382633576354547 ], [ 32.051271530088805, -0.335753704721339 ], [ 32.060643971387883, -0.303713379631932 ], [ 32.052504995368089, -0.272422328207899 ], [ 31.999540508585685, -0.216387568658223 ], [ 31.999689880245036, -0.151003632585263 ], [ 32.752554625197888, -0.149071180159047 ] ] ] } }, { "type": "Feature", "properties": { "D_06_ID": 1.0, "DNAME_2006": "KAMPALA", "AREA": 194305275.828, "PERIMETER": 68787.571, "HECTARES": 19430.528, "DNAME_2010": "KAMPALA", "SUBREGION": "CENTRAL 1", "UNICEF": "Kampala Office", "Reg_2011": "BUGANDA" }, "geometry": { "type": "Polygon", "coordinates": [ [ [ 32.662105969306658, 0.284035417622536 ], [ 32.668022498091105, 0.277322598528355 ], [ 32.642901670945534, 0.245503088979917 ], [ 32.633514160694709, 0.217049622340069 ], [ 32.61518676687917, 0.229045627821064 ], [ 32.602891067137875, 0.259579229993582 ], [ 32.576991771882362, 0.280838983682295 ], [ 32.540136902642004, 0.27453181081871 ], [ 32.525943524305809, 0.300921350829158 ], [ 32.511397956843844, 0.30698218131173 ], [ 32.528979095921613, 0.342094394182897 ], [ 32.552912274710792, 0.351196862084601 ], [ 32.549160409492757, 0.378292529722675 ], [ 32.563782266921734, 0.389728747789749 ], [ 32.561716231138071, 0.40457483717538 ], [ 32.602177690381076, 0.407951500236093 ], [ 32.604336893211176, 0.393440071681235 ], [ 32.616880284253924, 0.390446068960009 ], [ 32.618548630962067, 0.380069112734243 ], [ 32.633974927458965, 0.380639753518482 ], [ 32.642330629075914, 0.330129964364422 ], [ 32.664678497107538, 0.32662949942806 ], [ 32.662105969306658, 0.284035417622536 ] ] ] } }, ]}</text:span></text:p>
      <text:p text:style-name="p9"><text:span text:style-name="c0">Required settings are given below:</text:span></text:p>
      <text:list text:style-name="L10">
        <text:list-item>
          <text:p text:style-name="p25"><text:span text:style-name="c0">SHAPE_FILE_URI: This is the URI pointing to the shape file of the country. Example configurations are</text:span></text:p>
        </text:list-item>
      </text:list>
      <text:p text:style-name="p14"><text:span text:style-name="c0">SHAPE_FILE_URI = '/static/map_resources/uganda_districts_2011_005.json'</text:span></text:p>
      <text:p text:style-name="p14"><text:span text:style-name="c0">SHAPE_FILE_URI = 'http://someothershapedata/resources/mycountry.json'</text:span></text:p>
      <text:list text:style-name="L10">
        <text:list-item>
          <text:p text:style-name="p25"><text:span text:style-name="c0">SHAPE_FILE_LOC_FIELD: This is the primary field used to indicate the corresponding Administrative area whose shape file is presented in shape file list item.</text:span></text:p>
        </text:list-item>
        <text:list-item>
          <text:p text:style-name="p27"><text:span text:style-name="c0">SHAPE_FILE_LOC_ALT_FIELD: This is the secondary field used to indicate the corresponding Administrative area whose shape file is presented in shape file list item. This entry shall be used if </text:span><text:span text:style-name="c16">SHAPE_FILE_LOC_FIELD</text:span><text:span text:style-name="c0"> is missing in any shape data list item</text:span></text:p>
        </text:list-item>
      </text:list>
      <text:p text:style-name="p9"><text:span text:style-name="c28">Note:</text:span></text:p>
      <text:p text:style-name="p9"><text:span text:style-name="c0">uSurvey expects shape file for the primary Administrative divisions of a country. Eg. If for Nigeria, system configuration for Administrative structure is </text:span><text:span text:style-name="c16">Country,State,Local Government Area,EAName</text:span><text:span text:style-name="c0">, Shape file should capture shapes for State only. Since uSurvey captures map reports based on the Primary Administrative division of the country. For Uganda, shape file would be based on Districts likewise. </text:span></text:p>
    </office:text>
  </office:body>
</office:document-content>
</file>